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7e45" officeooo:paragraph-rsid="00027e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iver executables: /usr/bin</text:p>
      <text:p text:style-name="P1">Driver xml: /usr/share/indi</text:p>
      <text:p text:style-name="P1">Include files: /usr/includ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0:26:23.893743400</meta:creation-date>
    <dc:date>2026-02-18T01:33:03.384603400</dc:date>
    <meta:editing-duration>PT26M30S</meta:editing-duration>
    <meta:editing-cycles>1</meta:editing-cycles>
    <meta:document-statistic meta:table-count="0" meta:image-count="0" meta:object-count="0" meta:page-count="1" meta:paragraph-count="3" meta:word-count="9" meta:character-count="82" meta:non-whitespace-character-count="76"/>
    <meta:generator>LibreOffice/25.2.7.2$Windows_X86_64 LibreOffice_project/5cbfd1ab6520636bb5f7b99185aa69bd7456825d</meta:generator>
  </office:meta>
</office:document-meta>
</file>